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3.96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67.65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8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default-cell-style-name="ce5"/>
        <table:table-column table:style-name="co1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3" office:value-type="string" calcext:value-type="string" table:number-columns-spanned="3" table:number-rows-spanned="1">
            <text:p>double</text:p>
          </table:table-cell>
          <table:covered-table-cell table:style-name="ce4"/>
          <table:covered-table-cell table:style-name="ce3"/>
          <table:table-cell table:style-name="ce3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interesting other terms in doc/cluster</text:p>
          </table:table-cell>
          <table:table-cell table:style-name="ce6" office:value-type="string" calcext:value-type="string">
            <text:p>number of clusters</text:p>
          </table:table-cell>
          <table:table-cell table:style-name="ce1" office:value-type="string" calcext:value-type="string">
            <text:p>occurrences</text:p>
          </table:table-cell>
          <table:table-cell table:style-name="ce1" office:value-type="string" calcext:value-type="string">
            <text:p>interesting other terms in doc/cluster</text:p>
          </table:table-cell>
          <table:table-cell table:style-name="ce6" office:value-type="string" calcext:value-type="string">
            <text:p>number of clusters</text:p>
          </table:table-cell>
          <table:table-cell table:style-name="ce1" office:value-type="string" calcext:value-type="string">
            <text:p>occurrences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BSE</text:p>
          </table:table-cell>
          <table:table-cell table:number-columns-repeated="3" table:style-name="ce4" office:value-type="string" calcext:value-type="string">
            <text:p>/</text:p>
          </table:table-cell>
          <table:table-cell table:style-name="ce2" office:value-type="string" calcext:value-type="string">
            <text:p>Rindfleisch, Rind, BSE-Krise, Agrarpolitik, Landwirt, Landbau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998, more hits in 2001</text:p>
          </table:table-cell>
          <table:table-cell table:style-name="ce5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Lauschangriff</text:p>
          </table:table-cell>
          <table:table-cell table:style-name="ce2" office:value-type="string" calcext:value-type="string">
            <text:p>Überwachungsmaßnahme, Wohnraumüberwachung, Kriminalität, akustisch, Durchsuchung, Onlinedurchsuchung, Strafprozessordnung, Ermittlungsrichter, Unschuldsvermutung, Telekommunikationsüberwachung, BKA, Computer, Landeskriminalamt, StPO, Bundesbehörde, [Bundesgerichtshof, Ermittlungsbehörde, Strafverfolgung, Internet, Zugriff, Abhörmaßnahme, Abhören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005, more hits in 1998 and 2006</text:p>
          </table:table-cell>
          <table:table-cell table:style-name="ce2" office:value-type="string" calcext:value-type="string">
            <text:p>heimlich, Durchsuchung, Ermittlungsbehörde, Landeskriminalamt, richterlich, Überwachung, Information, Straftat, Behörde, Computer, Befugnis, Rechner, Straftat, richterlich, BKA, Internet, Sicherheitsbehörde, Nachrichtendienst,Telefonüberwachung, Grundrecht, Persönlichkeitsrech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Mehrwertsteuererhöhung</text:p>
          </table:table-cell>
          <table:table-cell table:style-name="ce2" office:value-type="string" calcext:value-type="string">
            <text:p>Unternehmensteuerreform, Aufschwung, Nettokreditaufnahme, Prozentpunkt, Mehrwertsteuer, Steuerentlastungsgesetz, Unternehmensteuerreformkommission, Unternehmensbesteuerun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999, 2006 (4)</text:p>
          </table:table-cell>
          <table:table-cell table:style-name="ce2" office:value-type="string" calcext:value-type="string">
            <text:p>heimlich, Durchsuchung, Ermittlungsbehörde, Landeskriminalamt, richterlich, Überwachung, Information, Straftat, Behörde, Computer, Befugnis, Rechner, Straftat, richterlich, BKA, Internet, Sicherheitsbehörde, Nachrichtendienst,Telefonüberwachung, Grundrecht, Persönlichkeitsrec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98, 2000, 2005, 2006 (5)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assenarbeitslosigkeit</text:p>
          </table:table-cell>
          <table:table-cell table:style-name="ce2" office:value-type="string" calcext:value-type="string">
            <text:p>Arbeitslos, Antragsteller, bezug, Arbeitgeber, Bundesanstalt, Beschäftigung, Beschäftigter, Finanzausschuß, Steuerreform, gewerblich, Sozialhilfe, Haushaltsberatung, Kürzung, Marktwirtschaft, Kasse, sozial-, Solidarität, Kürzung, Finanzausschuß, Ausländer, steuerlich, Standort, Arbeitsplatz, Volkswirtschaft, Reform, Fortschritt, Gesetzentwurf, Milliarde, steigend, Osten, Ostdeutschlan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996 (2)</text:p>
          </table:table-cell>
          <table:table-cell table:style-name="ce2" office:value-type="string" calcext:value-type="string">
            <text:p>Beschäftigung, bezug, steuerlich, Abbau, wirtschafts-, sozialpolitisch, Kompromiß, Wirtschaftspolitik, sozial, Solidarität, gesellschaftlich, DDR, Beschäftig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6 (2)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KFOR</text:p>
          </table:table-cell>
          <table:table-cell table:style-name="ce2" office:value-type="string" calcext:value-type="string">
            <text:p>Israel, Kosovo, israelisch, Ausschuss, Afghanistan, Gefahrenabwehr, Sicherheitsrat, Außenminister, Waffenstillstand, Zuwanderung, Schutzgebiet, Taskforce, arabisch, militärisch, Bundeswehr, Aktionsplan, Beschlussempfehlung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012, more hits for 2003</text:p>
          </table:table-cell>
          <table:table-cell table:style-name="ce2" office:value-type="string" calcext:value-type="string">
            <text:p>Kosovo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Kosovo</text:p>
          </table:table-cell>
          <table:table-cell office:value-type="string" calcext:value-type="string">
            <text:p>Bundeswehr, militärisch, Streitkraft, sicherheitspolitisch, Soldat, Soldatin, Verteidigung, Verteidigungshaushalt, Verteidigungsminister, Zuwanderungsgesetz, Menschenrecht, Jugoslawien, Standortbekleidungskammer, Milosevic, Stabilitätspakt, serbisch, Kosovo-Albaner, Serbe, Belgrad, Serbien, Geberkonferenz, Balkan, Krieg, friedlich, Verteidigungsetat, Zuwanderung, Staatsangehörigkeitsrecht, Flüchtling, NATO, Gewalt, Frieden, albanisch, mazedonisch, NATO-geführt, Mazedonien-Einsatz, Mandat, Waffe, Bürgerkrieg, Vertriebener, humanitär, ethnisch, Menschenrecht, Staatsangehörigkeit, Heimat, Staatsbürgerschaft, P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98 (2), 1999 (4), 2000 (3), 2001 (2), 2003, 2012</text:p>
          </table:table-cell>
          <table:table-cell office:value-type="string" calcext:value-type="string">
            <text:p>Milosevic, serbisch, Serbe, Serbien, Flüchtling, Belgrad, Jugoslawien, militärisch, Bundeswehr, Stabilitätspak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8, 1999 (2), 2000, 2004 (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o</text:p>
          </table:table-cell>
          <table:table-cell table:number-columns-repeated="3" table:style-name="ce4" office:value-type="string" calcext:value-type="string">
            <text:p>/</text:p>
          </table:table-cell>
          <table:table-cell office:value-type="string" calcext:value-type="string">
            <text:p>Weltausstellung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000 (2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Hartz</text:p>
          </table:table-cell>
          <table:table-cell office:value-type="string" calcext:value-type="string">
            <text:p>Mindestlohn, Einkommen, Bundesagentur, Brüderle, Arbeiter, Minijob, Weiterbildung, Agentur, Unterbeschäftigung, Überbrückungsgeld, Personal-Service-Agentur, Arbeitsagentur, Sozialhilf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2, 2003 (3), 2004, 2005, 2006</text:p>
          </table:table-cell>
          <table:table-cell office:value-type="string" calcext:value-type="string">
            <text:p>Mindestlohn, Vermittlungshemmnis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z-Konzept</text:p>
          </table:table-cell>
          <table:table-cell office:value-type="string" calcext:value-type="string">
            <text:p>Hartz-Kommission, Zeitarbeit</text:p>
          </table:table-cell>
          <table:table-cell/>
          <table:table-cell office:value-type="string" calcext:value-type="string">
            <text:p>2002 (2)</text:p>
          </table:table-cell>
          <table:table-cell office:value-type="string" calcext:value-type="string">
            <text:p>Zeitarbeit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Laufzeit(verlängerung)</text:p>
          </table:table-cell>
          <table:table-cell office:value-type="string" calcext:value-type="string">
            <text:p>Verlängerung, Energie, energetisch, Kraftwe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, 2005, 2006</text:p>
          </table:table-cell>
          <table:table-cell office:value-type="string" calcext:value-type="string">
            <text:p>Brennelementesteuer, Entsorgung, Ökosteuer, energetisch, Brennelement, Endlager, Atomkraftwerk, Kernkraftwe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0, 2006 (2), 2010 (2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ukushima</text:p>
          </table:table-cell>
          <table:table-cell office:value-type="string" calcext:value-type="string">
            <text:p>Energiewende, erneuerbar, Kraft-Wärme-Kopp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0, more hits in 2012</text:p>
          </table:table-cell>
          <table:table-cell table:number-columns-repeated="3" table:style-name="ce4" office:value-type="string" calcext:value-type="string">
            <text:p>/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Stuttgart</text:p>
          </table:table-cell>
          <table:table-cell office:value-type="string" calcext:value-type="string">
            <text:p>Bahn, Infrastrukturprojekt, Bürgerdialog, Demonst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3, 2010 (2), 2011 (2)</text:p>
          </table:table-cell>
          <table:table-cell office:value-type="string" calcext:value-type="string">
            <text:p>Volksentscheid, Volksabstimmung, Bahnhof, Protest, Polizei,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 hits in 2010, 2011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ergiewende</text:p>
          </table:table-cell>
          <table:table-cell office:value-type="string" calcext:value-type="string">
            <text:p>erneuerbar, Fukushima, Verbraucher, Energieeffizienz, EEG-Umlage, energieintensiv, Photovoltaik, Endlagersuch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0, 2011 (3), 2012 (3)</text:p>
          </table:table-cell>
          <table:table-cell office:value-type="string" calcext:value-type="string">
            <text:p>erneuerbar, Verbraucher, Regulierung, Rösler, Strom, Strompreis, Ressourcenverbrauch,, Kraftwerk, Photovoltaik, Solarst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5, 2006, 2011, 2012 (2)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-00-00</text:date>, <text:time style:data-style-name="N2" text:time-value="09:22:57.3910189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7:29:43.540782322</meta:creation-date>
    <dc:date>2017-06-20T13:23:51.171937961</dc:date>
    <meta:editing-duration>PT3H40M46S</meta:editing-duration>
    <meta:editing-cycles>82</meta:editing-cycles>
    <meta:generator>LibreOffice/5.1.6.2$Linux_X86_64 LibreOffice_project/10m0$Build-2</meta:generator>
    <meta:document-statistic meta:table-count="1" meta:cell-count="99" meta:object-count="0"/>
  </office:meta>
</office:document-meta>
</file>